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4d4" officeooo:paragraph-rsid="000ed4d4"/>
    </style:style>
    <style:style style:name="P2" style:family="paragraph" style:parent-style-name="Standard">
      <style:text-properties officeooo:rsid="001050ba" officeooo:paragraph-rsid="001050ba"/>
    </style:style>
    <style:style style:name="P3" style:family="paragraph" style:parent-style-name="Standard">
      <style:text-properties officeooo:rsid="001050ba" officeooo:paragraph-rsid="000ed4d4"/>
    </style:style>
    <style:style style:name="P4" style:family="paragraph" style:parent-style-name="Standard">
      <style:text-properties officeooo:rsid="001050ba" officeooo:paragraph-rsid="0012b508"/>
    </style:style>
    <style:style style:name="P5" style:family="paragraph" style:parent-style-name="Standard">
      <style:text-properties officeooo:rsid="0011d03c" officeooo:paragraph-rsid="0011d03c"/>
    </style:style>
    <style:style style:name="P6" style:family="paragraph" style:parent-style-name="Standard">
      <style:text-properties officeooo:rsid="0011d03c" officeooo:paragraph-rsid="0012b508"/>
    </style:style>
    <style:style style:name="P7" style:family="paragraph" style:parent-style-name="Standard">
      <style:text-properties officeooo:rsid="0012b508" officeooo:paragraph-rsid="0012b508"/>
    </style:style>
    <style:style style:name="P8" style:family="paragraph" style:parent-style-name="Standard">
      <style:text-properties officeooo:rsid="00364ada" officeooo:paragraph-rsid="00364ada"/>
    </style:style>
    <style:style style:name="P9" style:family="paragraph" style:parent-style-name="Standard">
      <style:text-properties officeooo:rsid="0037bc38" officeooo:paragraph-rsid="0037bc38"/>
    </style:style>
    <style:style style:name="T1" style:family="text">
      <style:text-properties officeooo:rsid="001050ba"/>
    </style:style>
    <style:style style:name="T2" style:family="text">
      <style:text-properties officeooo:rsid="0011d03c"/>
    </style:style>
    <style:style style:name="T3" style:family="text">
      <style:text-properties officeooo:rsid="0012b508"/>
    </style:style>
    <style:style style:name="T4" style:family="text">
      <style:text-properties officeooo:rsid="0019dd44"/>
    </style:style>
    <style:style style:name="T5" style:family="text">
      <style:text-properties officeooo:rsid="00364ada"/>
    </style:style>
    <style:style style:name="T6" style:family="text">
      <style:text-properties officeooo:rsid="003b41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NLP coding round</text:p>
      <text:p text:style-name="P1"/>
      <text:p text:style-name="P1"/>
      <text:p text:style-name="P1"/>
      <text:p text:style-name="P1">The coding round is divided into 5 smaller tasks. The approaches taken in each of these tasks will be evaluated separately. <text:s/></text:p>
      <text:p text:style-name="P1"/>
      <text:p text:style-name="P1"/>
      <text:p text:style-name="P1">Task 1:</text:p>
      <text:p text:style-name="P1"/>
      <text:p text:style-name="P1">10 points</text:p>
      <text:p text:style-name="P1"/>
      <text:p text:style-name="P1">Use a learning-based approach for solving the task</text:p>
      <text:p text:style-name="P1"/>
      <text:p text:style-name="P1">Identify Question Type: Given a question, the aim is to identify the category it belongs to.</text:p>
      <text:p text:style-name="P1">The four categories to handle for this assignment are: Who, What, When, Affirmation(yes/no).</text:p>
      <text:p text:style-name="P1">Label any sentence that does not fall in any of the above four as &amp;quot;Unknown&amp;quot; type.</text:p>
      <text:p text:style-name="P1">You should come up with data structures to encapsulate these information as well as the code</text:p>
      <text:p text:style-name="P1">that populates the relevant data. You can use any machine learning technique and use the</text:p>
      <text:p text:style-name="P1">attached labelled data set for learning. The output should be driven keeping in mind the reply to</text:p>
      <text:p text:style-name="P1">the question.</text:p>
      <text:p text:style-name="P1">Example:</text:p>
      <text:p text:style-name="P1">1. What is your name? Type: What</text:p>
      <text:p text:style-name="P1">2. When is the show happening? Type: When</text:p>
      <text:p text:style-name="P1">3. Is there a cab available for airport? Type: Affirmation</text:p>
      <text:p text:style-name="P1">There are ambiguous cases to handle as well like:</text:p>
      <text:p text:style-name="P1">What time does the train leave (this looks like a what question but is actually a When type)</text:p>
      <text:p text:style-name="P8"/>
      <text:p text:style-name="P1">(Data Attached with the mail)</text:p>
      <text:p text:style-name="P1"/>
      <text:p text:style-name="P8">Expected output: When a question is given, the category (what, when, etc.) should be printed.</text:p>
      <text:p text:style-name="P1"/>
      <text:p text:style-name="P1">Task 2:</text:p>
      <text:p text:style-name="P1"/>
      <text:p text:style-name="P1">10 points</text:p>
      <text:p text:style-name="P1"/>
      <text:p text:style-name="P1">With respect to task 1, logically reason out why you <text:span text:style-name="T1">have</text:span> taken any particular approach, wherever you think necessary. </text:p>
      <text:p text:style-name="P1"/>
      <text:p text:style-name="P1">Example, explain why you have chosen a particular algorithm for vectorization, cleaning or classification. </text:p>
      <text:p text:style-name="P3"/>
      <text:p text:style-name="P2">Have comments in your code and explain the same. </text:p>
      <text:p text:style-name="P2"/>
      <text:p text:style-name="P2"/>
      <text:p text:style-name="P2"/>
      <text:p text:style-name="P2"/>
      <text:p text:style-name="P2"><text:soft-page-break/>Task 3: </text:p>
      <text:p text:style-name="P2"/>
      <text:p text:style-name="P2">10 points:</text:p>
      <text:p text:style-name="P2"/>
      <text:p text:style-name="P2">Document the code using tools like Doxygen. Please feel free to use any other tool you are already familiar with or are comfortable using. </text:p>
      <text:p text:style-name="P2"/>
      <text:p text:style-name="P2">Tools like Doxygen require you to adhere to a partitucular format. The documentation for the same could be found online.</text:p>
      <text:p text:style-name="P2"/>
      <text:p text:style-name="P2">Please note that this task is an overall documentation of the code as opposed to Task 2 that will test your approach to the problem.</text:p>
      <text:p text:style-name="P5"/>
      <text:p text:style-name="P2"/>
      <text:p text:style-name="P2"/>
      <text:p text:style-name="P2"/>
      <text:p text:style-name="P2"/>
      <text:p text:style-name="P2"/>
      <text:p text:style-name="P5">Task 4: (BONUS ROUND)</text:p>
      <text:p text:style-name="P5"/>
      <text:p text:style-name="P5">15 points</text:p>
      <text:p text:style-name="P5"/>
      <text:p text:style-name="P5">This is an optional round. However, solving this challenge will give you an additional 15 points and an edge over others.</text:p>
      <text:p text:style-name="P5"/>
      <text:p text:style-name="P5">In this task you will be required to write a ROS wrapper around your code. </text:p>
      <text:p text:style-name="P5"/>
      <text:p text:style-name="P6">If you are not already familiar with ROS, you will have to go through ROS <text:span text:style-name="T3">tutorial here: <text:s/></text:span></text:p>
      <text:p text:style-name="P6"/>
      <text:p text:style-name="P6"><text:span text:style-name="T3">http://wiki.ros.org/ROS/Tutorials</text:span></text:p>
      <text:p text:style-name="P2"/>
      <text:p text:style-name="P2"/>
      <text:p text:style-name="P7">The task is as follows:</text:p>
      <text:p text:style-name="P7"/>
      <text:p text:style-name="P7">1. Create a node that accepts a sentence from the user <text:span text:style-name="T4">(questions as in task 1) and continuously publishes the output, i.e the class (what, where, when etc.) the sentence is categorised into.</text:span></text:p>
      <text:p text:style-name="P7"/>
      <text:p text:style-name="P4"/>
      <text:p text:style-name="P2"/>
      <text:p text:style-name="P9">Expected outcome: The node should continuously publish the class the t<text:span text:style-name="T6">est</text:span> question belongs to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sk <text:span text:style-name="T2">5</text:span>:</text:p>
      <text:p text:style-name="P2"/>
      <text:p text:style-name="P2">5 points</text:p>
      <text:p text:style-name="P2"/>
      <text:p text:style-name="P2">Push the code to your git repository. If you do not have a git account, we request you to make one and push your code into a repo. </text:p>
      <text:p text:style-name="P2"/>
      <text:p text:style-name="P2">Your final solution has to be sent to us in the form of the link to your git repo (sending the code separately through mail is not accepted). </text:p>
      <text:p text:style-name="P2"/>
      <text:p text:style-name="P5">In addition to just pushing your code, you will be required to have a readme.md file in the repo, with detailed instructions on libraries to be installed and steps to be taken for one to successfully run the code. 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1:29:21.730244845</meta:creation-date>
    <dc:date>2019-01-25T12:44:24.600401598</dc:date>
    <meta:editing-duration>PT27M4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44" meta:word-count="534" meta:character-count="3035" meta:non-whitespace-character-count="2530"/>
  </office:meta>
</office:document-meta>
</file>